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verdana" fo:font-size="10pt"/>
    </style:style>
    <style:style style:name="P2" style:family="paragraph" style:parent-style-name="Text_20_body">
      <style:paragraph-properties fo:text-align="end" style:justify-single-word="false"/>
      <style:text-properties style:font-name="verdana" fo:font-size="10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font-name="verdana" fo:font-size="10pt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display-border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cm" svg:y="0cm" svg:width="20.373cm" svg:height="2.381cm" draw:z-index="0">
        <draw:floating-frame draw:frame-name="aswift_0"/>
      </draw:frame>
      <draw:frame draw:style-name="fr1" draw:name="Object2" text:anchor-type="page" text:anchor-page-number="1" svg:x="0cm" svg:y="0cm" svg:width="20.373cm" svg:height="2.381cm" draw:z-index="1">
        <draw:floating-frame draw:frame-name="aswift_1"/>
      </draw:frame>
      <draw:frame draw:style-name="fr1" draw:name="Object3" text:anchor-type="page" text:anchor-page-number="1" svg:x="0cm" svg:y="0cm" svg:width="20.373cm" svg:height="2.514cm" draw:z-index="2">
        <draw:floating-frame draw:frame-name="aswift_2"/>
      </draw:frame>
      <text:p text:style-name="Text_20_body"><text:span text:style-name="Strong_20_Emphasis"><text:span text:style-name="T1">11-A program that runs in the background on your computer, sending information about your browsing habits to the company that installed it on your computer is called as</text:span></text:span></text:p>
      <text:p text:style-name="P1"><text:bookmark text:name="aswift_0_expand"/><text:bookmark text:name="aswift_0_anchor"/>(A) Pop-ups</text:p>
      <text:p text:style-name="P1">(B) Adware</text:p>
      <text:p text:style-name="P1">(C) Grayware</text:p>
      <text:p text:style-name="P1">(D) Spyware</text:p>
      <text:p text:style-name="P2">(Ans: C)</text:p>
      <text:p text:style-name="Text_20_body"> </text:p>
      <text:p text:style-name="Text_20_body"><text:span text:style-name="Strong_20_Emphasis"><text:span text:style-name="T1">12-Software is a set of programs, which is designed to perform a well defined function and there are two types of software, application and system. The following are all application software except for</text:span></text:span></text:p>
      <text:p text:style-name="P1">(A) Microsoft Word</text:p>
      <text:p text:style-name="P1">(B) Microsoft Excel</text:p>
      <text:p text:style-name="P1">(C) Microsoft Power Point</text:p>
      <text:p text:style-name="P1">(D) Microsoft Windows</text:p>
      <text:p text:style-name="P2">(Ans: D)</text:p>
      <text:p text:style-name="Text_20_body"> </text:p>
      <text:p text:style-name="Text_20_body"><text:span text:style-name="Strong_20_Emphasis"><text:span text:style-name="T1">13-1 Gigabyte (GB) is equal to</text:span></text:span></text:p>
      <text:p text:style-name="P1">(A) 1024 bytes</text:p>
      <text:p text:style-name="P1">(B) 1024 KB</text:p>
      <text:p text:style-name="P1">(C) 1024 MB</text:p>
      <text:p text:style-name="P1">(D) 1024 TB</text:p>
      <text:p text:style-name="P2">(Ans: C)</text:p>
      <text:p text:style-name="Text_20_body"> </text:p>
      <text:p text:style-name="Text_20_body"><text:span text:style-name="Strong_20_Emphasis"><text:span text:style-name="T1">14-The fourth generation computers are based on</text:span></text:span></text:p>
      <text:p text:style-name="P1">(A) Transistor</text:p>
      <text:p text:style-name="P1">(B) Integrated circuit</text:p>
      <text:p text:style-name="P1">(C) VLSI microprocessor</text:p>
      <text:p text:style-name="P1">(D) ULSI microprocessor</text:p>
      <text:p text:style-name="P2">(Ans: C)</text:p>
      <text:p text:style-name="Text_20_body"> </text:p>
      <text:p text:style-name="Text_20_body"><text:span text:style-name="Strong_20_Emphasis"><text:span text:style-name="T1">15-All the following are computer input devices except for</text:span></text:span></text:p>
      <text:p text:style-name="P1">(A) Keyboard</text:p>
      <text:p text:style-name="P1">(B) Printer</text:p>
      <text:p text:style-name="P1"><text:soft-page-break/>(C) Mouse</text:p>
      <text:p text:style-name="P1">(D) Joy Stick</text:p>
      <text:p text:style-name="P2"><text:bookmark text:name="aswift_1_expand"/><text:bookmark text:name="aswift_1_anchor"/>(Ans: B)</text:p>
      <text:p text:style-name="Text_20_body"> </text:p>
      <text:p text:style-name="Text_20_body"><text:span text:style-name="Strong_20_Emphasis"><text:span text:style-name="T1">16-A CD-RW has a speed rating of 12x 10x 32x. What do the three numbers refer to in order?</text:span></text:span></text:p>
      <text:p text:style-name="P1">(A) Write, rewrite, read</text:p>
      <text:p text:style-name="P1">(B) Read, write, rewrite</text:p>
      <text:p text:style-name="P1">(C) Rewrite, read, write</text:p>
      <text:p text:style-name="P1">(D) Write, read, rewrite</text:p>
      <text:p text:style-name="P2">(Ans: A)</text:p>
      <text:p text:style-name="Text_20_body"> </text:p>
      <text:p text:style-name="Text_20_body"><text:span text:style-name="Strong_20_Emphasis"><text:span text:style-name="T1">17-The information stored in ______ is erased when the computer is turned off</text:span></text:span></text:p>
      <text:p text:style-name="P1">(A) ROM</text:p>
      <text:p text:style-name="P1">(B)  RAM</text:p>
      <text:p text:style-name="P1">(C) BIOS</text:p>
      <text:p text:style-name="P1">(D) CPU</text:p>
      <text:p text:style-name="P2">(Ans: B)</text:p>
      <text:p text:style-name="Text_20_body"> </text:p>
      <text:p text:style-name="Text_20_body"><text:span text:style-name="Strong_20_Emphasis"><text:span text:style-name="T1">18-Malware is the short form for malicious software and used to refer to </text:span></text:span></text:p>
      <text:p text:style-name="P1">(A) Spyware</text:p>
      <text:p text:style-name="P1">(B) Worm</text:p>
      <text:p text:style-name="P1">(C) Virus</text:p>
      <text:p text:style-name="P1">(D) All of the above</text:p>
      <text:p text:style-name="P2">(Ans: D)</text:p>
      <text:p text:style-name="Text_20_body"> </text:p>
      <text:p text:style-name="Text_20_body"><text:span text:style-name="Strong_20_Emphasis"><text:span text:style-name="T1">19-What is the best way to protect your hard drive data?</text:span></text:span></text:p>
      <text:p text:style-name="P1">(A) Scanning</text:p>
      <text:p text:style-name="P1">(B) Backup</text:p>
      <text:p text:style-name="P1">(C) Defragmentation</text:p>
      <text:p text:style-name="P1">(D) Delete junk</text:p>
      <text:p text:style-name="P2">(Ans: B)</text:p>
      <text:p text:style-name="Text_20_body"> </text:p>
      <text:p text:style-name="Text_20_body"><text:span text:style-name="Strong_20_Emphasis"><text:span text:style-name="T1"/></text:span></text:p>
      <text:p text:style-name="Text_20_body"><text:soft-page-break/><text:span text:style-name="Strong_20_Emphasis"><text:span text:style-name="T1">20-The following device is used to connect two systems using different protocols</text:span></text:span></text:p>
      <text:p text:style-name="P1">(A) Modem</text:p>
      <text:p text:style-name="P1">(B) Repeater</text:p>
      <text:p text:style-name="P1">(C) Gateway</text:p>
      <text:p text:style-name="P1">(D) Bridge</text:p>
      <text:p text:style-name="P2">(Ans: C)</text:p>
      <text:p text:style-name="P3"><text:bookmark text:name="aswift_2_expand"/><text:bookmark text:name="aswift_2_anchor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0:56:21.123042247</meta:creation-date>
    <dc:date>2018-11-15T10:57:05.671016540</dc:date>
    <meta:editing-duration>PT44S</meta:editing-duration>
    <meta:editing-cycles>1</meta:editing-cycles>
    <meta:document-statistic meta:table-count="0" meta:image-count="0" meta:object-count="3" meta:page-count="3" meta:paragraph-count="69" meta:word-count="276" meta:character-count="1542" meta:non-whitespace-character-count="1315"/>
    <meta:generator>LibreOffice/5.1.6.2$Linux_X86_64 LibreOffice_project/10m0$Build-2</meta:generator>
  </office:meta>
</office:document-meta>
</file>